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3.722cm"/>
    </style:style>
    <style:style style:name="co3" style:family="table-column">
      <style:table-column-properties fo:break-before="auto" style:column-width="3.14cm"/>
    </style:style>
    <style:style style:name="co4" style:family="table-column">
      <style:table-column-properties fo:break-before="auto" style:column-width="3.334cm"/>
    </style:style>
    <style:style style:name="co5" style:family="table-column">
      <style:table-column-properties fo:break-before="auto" style:column-width="3.52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number-columns-repeated="9" table:default-cell-style-name="Default"/>
        <table:table-column table:style-name="co2" table:number-columns-repeated="20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16">
            <text:p>10016</text:p>
          </table:table-cell>
          <table:table-cell office:value-type="float" office:value="15000">
            <text:p>15000</text:p>
          </table:table-cell>
          <table:table-cell office:value-type="float" office:value="20016">
            <text:p>20016</text:p>
          </table:table-cell>
          <table:table-cell office:value-type="float" office:value="25000">
            <text:p>25000</text:p>
          </table:table-cell>
          <table:table-cell office:value-type="float" office:value="30016">
            <text:p>30016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16">
            <text:p>45016</text:p>
          </table:table-cell>
          <table:table-cell office:value-type="float" office:value="50016">
            <text:p>50016</text:p>
          </table:table-cell>
          <table:table-cell office:value-type="float" office:value="55031">
            <text:p>55031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16">
            <text:p>75016</text:p>
          </table:table-cell>
          <table:table-cell office:value-type="float" office:value="80016">
            <text:p>80016</text:p>
          </table:table-cell>
          <table:table-cell office:value-type="float" office:value="85016">
            <text:p>85016</text:p>
          </table:table-cell>
          <table:table-cell office:value-type="float" office:value="90016">
            <text:p>90016</text:p>
          </table:table-cell>
          <table:table-cell office:value-type="float" office:value="95031">
            <text:p>95031</text:p>
          </table:table-cell>
          <table:table-cell office:value-type="float" office:value="100031">
            <text:p>100031</text:p>
          </table:table-cell>
          <table:table-cell office:value-type="float" office:value="105000">
            <text:p>105000</text:p>
          </table:table-cell>
          <table:table-cell office:value-type="float" office:value="110016">
            <text:p>110016</text:p>
          </table:table-cell>
          <table:table-cell office:value-type="float" office:value="115031">
            <text:p>115031</text:p>
          </table:table-cell>
          <table:table-cell office:value-type="float" office:value="120000">
            <text:p>120000</text:p>
          </table:table-cell>
          <table:table-cell office:value-type="float" office:value="125031">
            <text:p>125031</text:p>
          </table:table-cell>
          <table:table-cell office:value-type="float" office:value="130016">
            <text:p>130016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31">
            <text:p>145031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16">
            <text:p>160016</text:p>
          </table:table-cell>
          <table:table-cell office:value-type="float" office:value="165000">
            <text:p>165000</text:p>
          </table:table-cell>
          <table:table-cell office:value-type="float" office:value="170016">
            <text:p>170016</text:p>
          </table:table-cell>
          <table:table-cell office:value-type="float" office:value="175000">
            <text:p>175000</text:p>
          </table:table-cell>
          <table:table-cell office:value-type="float" office:value="180031">
            <text:p>180031</text:p>
          </table:table-cell>
          <table:table-cell office:value-type="float" office:value="185031">
            <text:p>185031</text:p>
          </table:table-cell>
          <table:table-cell office:value-type="float" office:value="190031">
            <text:p>190031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31">
            <text:p>205031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31">
            <text:p>225031</text:p>
          </table:table-cell>
          <table:table-cell office:value-type="float" office:value="230016">
            <text:p>230016</text:p>
          </table:table-cell>
          <table:table-cell office:value-type="float" office:value="235016">
            <text:p>235016</text:p>
          </table:table-cell>
          <table:table-cell office:value-type="float" office:value="240016">
            <text:p>240016</text:p>
          </table:table-cell>
          <table:table-cell office:value-type="float" office:value="245000">
            <text:p>245000</text:p>
          </table:table-cell>
          <table:table-cell office:value-type="float" office:value="250016">
            <text:p>250016</text:p>
          </table:table-cell>
          <table:table-cell office:value-type="float" office:value="255016">
            <text:p>255016</text:p>
          </table:table-cell>
          <table:table-cell office:value-type="float" office:value="260000">
            <text:p>260000</text:p>
          </table:table-cell>
          <table:table-cell office:value-type="float" office:value="265047">
            <text:p>265047</text:p>
          </table:table-cell>
          <table:table-cell office:value-type="float" office:value="270016">
            <text:p>270016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3" table:style-name="ce1" office:value-type="float" office:value="187136.801322209">
            <text:p>187136,80132221</text:p>
          </table:table-cell>
          <table:table-cell table:style-name="ce1" office:value-type="float" office:value="187016.714206033">
            <text:p>187016,71420603</text:p>
          </table:table-cell>
          <table:table-cell table:style-name="ce1" office:value-type="float" office:value="186791.649782418">
            <text:p>186791,64978242</text:p>
          </table:table-cell>
          <table:table-cell table:style-name="ce1" office:value-type="float" office:value="185163.989445735">
            <text:p>185163,98944574</text:p>
          </table:table-cell>
          <table:table-cell table:style-name="ce1" office:value-type="float" office:value="185131.378120604">
            <text:p>185131,37812060</text:p>
          </table:table-cell>
          <table:table-cell table:style-name="ce1" office:value-type="float" office:value="181939.158703965">
            <text:p>181939,15870397</text:p>
          </table:table-cell>
          <table:table-cell table:style-name="ce1" office:value-type="float" office:value="180831.033972592">
            <text:p>180831,03397259</text:p>
          </table:table-cell>
          <table:table-cell table:style-name="ce1" office:value-type="float" office:value="178883.78807638">
            <text:p>178883,78807638</text:p>
          </table:table-cell>
          <table:table-cell table:style-name="ce1" office:value-type="float" office:value="176284.685352647">
            <text:p>176284,68535265</text:p>
          </table:table-cell>
          <table:table-cell table:style-name="ce1" office:value-type="float" office:value="175576.961017709">
            <text:p>175576,96101771</text:p>
          </table:table-cell>
          <table:table-cell table:number-columns-repeated="8" table:style-name="ce1" office:value-type="float" office:value="174891.927012774">
            <text:p>174891,92701277</text:p>
          </table:table-cell>
          <table:table-cell table:number-columns-repeated="4" table:style-name="ce1" office:value-type="float" office:value="174151.472399962">
            <text:p>174151,47239996</text:p>
          </table:table-cell>
          <table:table-cell table:style-name="ce1" office:value-type="float" office:value="172931.87618626">
            <text:p>172931,87618626</text:p>
          </table:table-cell>
          <table:table-cell table:style-name="ce1" office:value-type="float" office:value="172849.324011836">
            <text:p>172849,32401184</text:p>
          </table:table-cell>
          <table:table-cell table:number-columns-repeated="2" table:style-name="ce1" office:value-type="float" office:value="172736.701223461">
            <text:p>172736,70122346</text:p>
          </table:table-cell>
          <table:table-cell table:style-name="ce1" office:value-type="float" office:value="172408.854035683">
            <text:p>172408,85403568</text:p>
          </table:table-cell>
          <table:table-cell table:number-columns-repeated="11" table:style-name="ce1" office:value-type="float" office:value="172401.24113541">
            <text:p>172401,24113541</text:p>
          </table:table-cell>
          <table:table-cell table:number-columns-repeated="5" table:style-name="ce1" office:value-type="float" office:value="172216.042334222">
            <text:p>172216,04233422</text:p>
          </table:table-cell>
          <table:table-cell table:style-name="ce1" office:value-type="float" office:value="170828.722299595">
            <text:p>170828,72229960</text:p>
          </table:table-cell>
          <table:table-cell table:style-name="ce1" office:value-type="float" office:value="170793.721177938">
            <text:p>170793,72117794</text:p>
          </table:table-cell>
          <table:table-cell table:number-columns-repeated="2" table:style-name="ce1" office:value-type="float" office:value="170182.93824763">
            <text:p>170182,93824763</text:p>
          </table:table-cell>
          <table:table-cell table:style-name="ce1" office:value-type="float" office:value="169717.055400199">
            <text:p>169717,05540020</text:p>
          </table:table-cell>
          <table:table-cell table:number-columns-repeated="4" table:style-name="ce1" office:value-type="float" office:value="169451.826506651">
            <text:p>169451,82650665</text:p>
          </table:table-cell>
          <table:table-cell table:style-name="ce1" office:value-type="float" office:value="169299.739644893">
            <text:p>169299,73964489</text:p>
          </table:table-cell>
          <table:table-cell table:number-columns-repeated="4" table:style-name="ce1" office:value-type="float" office:value="169193.765121966">
            <text:p>169193,76512197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3" office:value-type="float" office:value="8">
            <text:p>8</text:p>
          </table:table-cell>
          <table:table-cell office:value-type="float" office:value="561">
            <text:p>561</text:p>
          </table:table-cell>
          <table:table-cell office:value-type="float" office:value="699">
            <text:p>699</text:p>
          </table:table-cell>
          <table:table-cell office:value-type="float" office:value="786">
            <text:p>786</text:p>
          </table:table-cell>
          <table:table-cell office:value-type="float" office:value="985">
            <text:p>985</text:p>
          </table:table-cell>
          <table:table-cell office:value-type="float" office:value="1128">
            <text:p>1128</text:p>
          </table:table-cell>
          <table:table-cell office:value-type="float" office:value="1190">
            <text:p>1190</text:p>
          </table:table-cell>
          <table:table-cell office:value-type="float" office:value="1372">
            <text:p>1372</text:p>
          </table:table-cell>
          <table:table-cell office:value-type="float" office:value="1505">
            <text:p>1505</text:p>
          </table:table-cell>
          <table:table-cell office:value-type="float" office:value="1614">
            <text:p>1614</text:p>
          </table:table-cell>
          <table:table-cell table:number-columns-repeated="8" office:value-type="float" office:value="1720">
            <text:p>1720</text:p>
          </table:table-cell>
          <table:table-cell table:number-columns-repeated="4" office:value-type="float" office:value="2924">
            <text:p>2924</text:p>
          </table:table-cell>
          <table:table-cell office:value-type="float" office:value="3530">
            <text:p>3530</text:p>
          </table:table-cell>
          <table:table-cell office:value-type="float" office:value="3638">
            <text:p>3638</text:p>
          </table:table-cell>
          <table:table-cell table:number-columns-repeated="2" office:value-type="float" office:value="3708">
            <text:p>3708</text:p>
          </table:table-cell>
          <table:table-cell office:value-type="float" office:value="4026">
            <text:p>4026</text:p>
          </table:table-cell>
          <table:table-cell table:number-columns-repeated="11" office:value-type="float" office:value="4204">
            <text:p>4204</text:p>
          </table:table-cell>
          <table:table-cell table:number-columns-repeated="5" office:value-type="float" office:value="5828">
            <text:p>5828</text:p>
          </table:table-cell>
          <table:table-cell office:value-type="float" office:value="6538">
            <text:p>6538</text:p>
          </table:table-cell>
          <table:table-cell office:value-type="float" office:value="6591">
            <text:p>6591</text:p>
          </table:table-cell>
          <table:table-cell table:number-columns-repeated="2" office:value-type="float" office:value="6800">
            <text:p>6800</text:p>
          </table:table-cell>
          <table:table-cell office:value-type="float" office:value="7058">
            <text:p>7058</text:p>
          </table:table-cell>
          <table:table-cell table:number-columns-repeated="4" office:value-type="float" office:value="7198">
            <text:p>7198</text:p>
          </table:table-cell>
          <table:table-cell office:value-type="float" office:value="7780">
            <text:p>7780</text:p>
          </table:table-cell>
          <table:table-cell table:number-columns-repeated="4" office:value-type="float" office:value="7945">
            <text:p>7945</text:p>
          </table:table-cell>
        </table:table-row>
        <table:table-row table:style-name="ro1">
          <table:table-cell office:value-type="string">
            <text:p>Costo Mejores Locales</text:p>
          </table:table-cell>
          <table:table-cell table:style-name="ce1" office:value-type="float" office:value="196748.32724788">
            <text:p>196748,32724788</text:p>
          </table:table-cell>
          <table:table-cell table:style-name="ce1" office:value-type="float" office:value="192476.542391902">
            <text:p>192476,54239190</text:p>
          </table:table-cell>
          <table:table-cell table:style-name="ce1" office:value-type="float" office:value="191277.581208991">
            <text:p>191277,58120899</text:p>
          </table:table-cell>
          <table:table-cell table:style-name="ce1" office:value-type="float" office:value="188813.540564091">
            <text:p>188813,54056409</text:p>
          </table:table-cell>
          <table:table-cell table:style-name="ce1" office:value-type="float" office:value="187481.437990505">
            <text:p>187481,43799051</text:p>
          </table:table-cell>
          <table:table-cell table:style-name="ce1" office:value-type="float" office:value="185608.23661246">
            <text:p>185608,23661246</text:p>
          </table:table-cell>
          <table:table-cell table:style-name="ce1" office:value-type="float" office:value="185366.718455864">
            <text:p>185366,71845586</text:p>
          </table:table-cell>
          <table:table-cell table:style-name="ce1" office:value-type="float" office:value="184258.125192286">
            <text:p>184258,12519229</text:p>
          </table:table-cell>
          <table:table-cell table:style-name="ce1" office:value-type="float" office:value="180861.443224213">
            <text:p>180861,44322421</text:p>
          </table:table-cell>
          <table:table-cell table:style-name="ce1" office:value-type="float" office:value="178883.78807638">
            <text:p>178883,78807638</text:p>
          </table:table-cell>
          <table:table-cell table:style-name="ce1" office:value-type="float" office:value="177478.92136834">
            <text:p>177478,92136834</text:p>
          </table:table-cell>
          <table:table-cell table:style-name="ce1" office:value-type="float" office:value="175947.852796936">
            <text:p>175947,85279694</text:p>
          </table:table-cell>
          <table:table-cell table:number-columns-repeated="5" table:style-name="ce1" office:value-type="float" office:value="175701.465249197">
            <text:p>175701,46524920</text:p>
          </table:table-cell>
          <table:table-cell table:number-columns-repeated="3" table:style-name="ce1" office:value-type="float" office:value="175614.092683596">
            <text:p>175614,09268360</text:p>
          </table:table-cell>
          <table:table-cell table:number-columns-repeated="4" table:style-name="ce1" office:value-type="float" office:value="174151.472399962">
            <text:p>174151,47239996</text:p>
          </table:table-cell>
          <table:table-cell table:style-name="ce1" office:value-type="float" office:value="172931.87618626">
            <text:p>172931,87618626</text:p>
          </table:table-cell>
          <table:table-cell table:style-name="ce1" office:value-type="float" office:value="172849.324011836">
            <text:p>172849,32401184</text:p>
          </table:table-cell>
          <table:table-cell table:number-columns-repeated="2" table:style-name="ce1" office:value-type="float" office:value="172736.701223461">
            <text:p>172736,70122346</text:p>
          </table:table-cell>
          <table:table-cell table:number-columns-repeated="7" table:style-name="ce1" office:value-type="float" office:value="172408.854035683">
            <text:p>172408,85403568</text:p>
          </table:table-cell>
          <table:table-cell table:style-name="ce1" office:value-type="float" office:value="173760.252099342">
            <text:p>173760,25209934</text:p>
          </table:table-cell>
          <table:table-cell table:number-columns-repeated="4" table:style-name="ce1" office:value-type="float" office:value="173697.136106111">
            <text:p>173697,13610611</text:p>
          </table:table-cell>
          <table:table-cell table:style-name="ce1" office:value-type="float" office:value="172216.042334222">
            <text:p>172216,04233422</text:p>
          </table:table-cell>
          <table:table-cell table:style-name="ce1" office:value-type="float" office:value="173072.282370082">
            <text:p>173072,28237008</text:p>
          </table:table-cell>
          <table:table-cell table:style-name="ce1" office:value-type="float" office:value="172821.316883992">
            <text:p>172821,31688399</text:p>
          </table:table-cell>
          <table:table-cell table:style-name="ce1" office:value-type="float" office:value="173383.945708936">
            <text:p>173383,94570894</text:p>
          </table:table-cell>
          <table:table-cell table:style-name="ce1" office:value-type="float" office:value="173393.553130694">
            <text:p>173393,55313069</text:p>
          </table:table-cell>
          <table:table-cell table:style-name="ce1" office:value-type="float" office:value="170828.722299595">
            <text:p>170828,72229960</text:p>
          </table:table-cell>
          <table:table-cell table:style-name="ce1" office:value-type="float" office:value="170879.90555724">
            <text:p>170879,90555724</text:p>
          </table:table-cell>
          <table:table-cell table:number-columns-repeated="2" table:style-name="ce1" office:value-type="float" office:value="170246.309000139">
            <text:p>170246,30900014</text:p>
          </table:table-cell>
          <table:table-cell table:number-columns-repeated="3" table:style-name="ce1" office:value-type="float" office:value="169717.055400199">
            <text:p>169717,05540020</text:p>
          </table:table-cell>
          <table:table-cell table:style-name="ce1" office:value-type="float" office:value="169653.149082005">
            <text:p>169653,14908201</text:p>
          </table:table-cell>
          <table:table-cell table:style-name="ce1" office:value-type="float" office:value="169516.183094272">
            <text:p>169516,18309427</text:p>
          </table:table-cell>
          <table:table-cell table:style-name="ce1" office:value-type="float" office:value="169299.739644893">
            <text:p>169299,73964489</text:p>
          </table:table-cell>
          <table:table-cell table:style-name="ce1" office:value-type="float" office:value="169193.765121966">
            <text:p>169193,76512197</text:p>
          </table:table-cell>
          <table:table-cell table:number-columns-repeated="3" table:style-name="ce1" office:value-type="float" office:value="169623.035181607">
            <text:p>169623,03518161</text:p>
          </table:table-cell>
        </table:table-row>
        <table:table-row table:style-name="ro1">
          <table:table-cell office:value-type="string">
            <text:p>Generacion Local</text:p>
          </table:table-cell>
          <table:table-cell office:value-type="float" office:value="137">
            <text:p>137</text:p>
          </table:table-cell>
          <table:table-cell office:value-type="float" office:value="280">
            <text:p>280</text:p>
          </table:table-cell>
          <table:table-cell office:value-type="float" office:value="423">
            <text:p>423</text:p>
          </table:table-cell>
          <table:table-cell office:value-type="float" office:value="566">
            <text:p>566</text:p>
          </table:table-cell>
          <table:table-cell office:value-type="float" office:value="709">
            <text:p>709</text:p>
          </table:table-cell>
          <table:table-cell office:value-type="float" office:value="851">
            <text:p>851</text:p>
          </table:table-cell>
          <table:table-cell office:value-type="float" office:value="993">
            <text:p>993</text:p>
          </table:table-cell>
          <table:table-cell office:value-type="float" office:value="1136">
            <text:p>1136</text:p>
          </table:table-cell>
          <table:table-cell office:value-type="float" office:value="1279">
            <text:p>1279</text:p>
          </table:table-cell>
          <table:table-cell office:value-type="float" office:value="1422">
            <text:p>1422</text:p>
          </table:table-cell>
          <table:table-cell office:value-type="float" office:value="1565">
            <text:p>1565</text:p>
          </table:table-cell>
          <table:table-cell office:value-type="float" office:value="1708">
            <text:p>1708</text:p>
          </table:table-cell>
          <table:table-cell office:value-type="float" office:value="1852">
            <text:p>1852</text:p>
          </table:table-cell>
          <table:table-cell office:value-type="float" office:value="1994">
            <text:p>1994</text:p>
          </table:table-cell>
          <table:table-cell office:value-type="float" office:value="2137">
            <text:p>2137</text:p>
          </table:table-cell>
          <table:table-cell office:value-type="float" office:value="2281">
            <text:p>2281</text:p>
          </table:table-cell>
          <table:table-cell office:value-type="float" office:value="2422">
            <text:p>2422</text:p>
          </table:table-cell>
          <table:table-cell office:value-type="float" office:value="2564">
            <text:p>2564</text:p>
          </table:table-cell>
          <table:table-cell office:value-type="float" office:value="2707">
            <text:p>2707</text:p>
          </table:table-cell>
          <table:table-cell office:value-type="float" office:value="2848">
            <text:p>2848</text:p>
          </table:table-cell>
          <table:table-cell office:value-type="float" office:value="2989">
            <text:p>2989</text:p>
          </table:table-cell>
          <table:table-cell office:value-type="float" office:value="3132">
            <text:p>3132</text:p>
          </table:table-cell>
          <table:table-cell office:value-type="float" office:value="3276">
            <text:p>3276</text:p>
          </table:table-cell>
          <table:table-cell office:value-type="float" office:value="3417">
            <text:p>3417</text:p>
          </table:table-cell>
          <table:table-cell office:value-type="float" office:value="3560">
            <text:p>3560</text:p>
          </table:table-cell>
          <table:table-cell office:value-type="float" office:value="3702">
            <text:p>3702</text:p>
          </table:table-cell>
          <table:table-cell office:value-type="float" office:value="3845">
            <text:p>3845</text:p>
          </table:table-cell>
          <table:table-cell office:value-type="float" office:value="3988">
            <text:p>3988</text:p>
          </table:table-cell>
          <table:table-cell office:value-type="float" office:value="4132">
            <text:p>4132</text:p>
          </table:table-cell>
          <table:table-cell office:value-type="float" office:value="4275">
            <text:p>4275</text:p>
          </table:table-cell>
          <table:table-cell office:value-type="float" office:value="4417">
            <text:p>4417</text:p>
          </table:table-cell>
          <table:table-cell office:value-type="float" office:value="4561">
            <text:p>4561</text:p>
          </table:table-cell>
          <table:table-cell office:value-type="float" office:value="4704">
            <text:p>4704</text:p>
          </table:table-cell>
          <table:table-cell office:value-type="float" office:value="4847">
            <text:p>4847</text:p>
          </table:table-cell>
          <table:table-cell office:value-type="float" office:value="4988">
            <text:p>4988</text:p>
          </table:table-cell>
          <table:table-cell office:value-type="float" office:value="5132">
            <text:p>5132</text:p>
          </table:table-cell>
          <table:table-cell office:value-type="float" office:value="5274">
            <text:p>5274</text:p>
          </table:table-cell>
          <table:table-cell office:value-type="float" office:value="5418">
            <text:p>5418</text:p>
          </table:table-cell>
          <table:table-cell office:value-type="float" office:value="5559">
            <text:p>5559</text:p>
          </table:table-cell>
          <table:table-cell office:value-type="float" office:value="5700">
            <text:p>5700</text:p>
          </table:table-cell>
          <table:table-cell office:value-type="float" office:value="5842">
            <text:p>5842</text:p>
          </table:table-cell>
          <table:table-cell office:value-type="float" office:value="5984">
            <text:p>5984</text:p>
          </table:table-cell>
          <table:table-cell office:value-type="float" office:value="6125">
            <text:p>6125</text:p>
          </table:table-cell>
          <table:table-cell office:value-type="float" office:value="6268">
            <text:p>6268</text:p>
          </table:table-cell>
          <table:table-cell office:value-type="float" office:value="6412">
            <text:p>6412</text:p>
          </table:table-cell>
          <table:table-cell office:value-type="float" office:value="6553">
            <text:p>6553</text:p>
          </table:table-cell>
          <table:table-cell office:value-type="float" office:value="6694">
            <text:p>6694</text:p>
          </table:table-cell>
          <table:table-cell office:value-type="float" office:value="6835">
            <text:p>6835</text:p>
          </table:table-cell>
          <table:table-cell office:value-type="float" office:value="6979">
            <text:p>6979</text:p>
          </table:table-cell>
          <table:table-cell office:value-type="float" office:value="7120">
            <text:p>7120</text:p>
          </table:table-cell>
          <table:table-cell office:value-type="float" office:value="7264">
            <text:p>7264</text:p>
          </table:table-cell>
          <table:table-cell office:value-type="float" office:value="7406">
            <text:p>7406</text:p>
          </table:table-cell>
          <table:table-cell office:value-type="float" office:value="7550">
            <text:p>7550</text:p>
          </table:table-cell>
          <table:table-cell office:value-type="float" office:value="7692">
            <text:p>7692</text:p>
          </table:table-cell>
          <table:table-cell office:value-type="float" office:value="7834">
            <text:p>7834</text:p>
          </table:table-cell>
          <table:table-cell office:value-type="float" office:value="7976">
            <text:p>7976</text:p>
          </table:table-cell>
          <table:table-cell office:value-type="float" office:value="8118">
            <text:p>8118</text:p>
          </table:table-cell>
          <table:table-cell office:value-type="float" office:value="8260">
            <text:p>8260</text:p>
          </table:table-cell>
          <table:table-cell office:value-type="float" office:value="8404">
            <text:p>8404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174432.472385092">
            <text:p>174432,47</text:p>
          </table:table-cell>
          <table:table-cell table:number-columns-repeated="58"/>
        </table:table-row>
        <table:table-row table:style-name="ro2">
          <table:table-cell office:value-type="string">
            <text:p>Varianza:</text:p>
          </table:table-cell>
          <table:table-cell table:formula="oooc:=VAR([.B2:.BH2])" office:value-type="float" office:value="26780622.8172899">
            <text:p>26780622,82</text:p>
          </table:table-cell>
          <table:table-cell table:number-columns-repeated="58"/>
        </table:table-row>
        <table:table-row table:style-name="ro1" table:number-rows-repeated="2">
          <table:table-cell table:number-columns-repeated="60"/>
        </table:table-row>
        <table:table-row table:style-name="ro1">
          <table:table-cell>
            <draw:frame table:end-cell-address="Hoja1.E27" table:end-x="1.578cm" table:end-y="0.174cm" draw:z-index="0" draw:style-name="gr1" svg:width="14.677cm" svg:height="6.999cm" svg:x="2.01cm" svg:y="0.401cm">
              <draw:object draw:notify-on-update-of-ranges="Hoja1.A1:Hoja1.A1 Hoja1.B1:Hoja1.BH1 Hoja1.A2:Hoja1.A2 Hoja1.B2:Hoja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PY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Y" style:letter-kerning="tru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6P0"/>
    </number:currency-style>
    <number:number-style style:name="N107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7">27/12/2007</text:date>, <text:time>13:25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Cristhian Daniel Parra Trepowski</dc:creator>
    <dc:date>2007-12-27T13:25:23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3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7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4.678cm" svg:height="7cm" chart:class="chart:scatter" chart:style-name="ch1">
        <chart:title svg:x="6.294cm" svg:y="0.141cm" chart:style-name="ch2">
          <text:p>prueba # 5</text:p>
        </chart:title>
        <chart:legend chart:legend-position="end" svg:x="12.995cm" svg:y="3.193cm" chart:style-name="ch3"/>
        <chart:plot-area chart:style-name="ch4" table:cell-range-address="Hoja1.A1:Hoja1.BH2" chart:data-source-has-labels="column" svg:x="0.385cm" svg:y="0.784cm" svg:width="12.317cm" svg:height="5.996cm">
          <chart:axis chart:dimension="x" chart:name="primary-x" chart:style-name="ch5">
            <chart:title svg:x="6.34cm" svg:y="6.323cm" chart:style-name="ch6">
              <text:p>tiempo</text:p>
            </chart:title>
          </chart:axis>
          <chart:axis chart:dimension="y" chart:name="primary-y" chart:style-name="ch7">
            <chart:title svg:x="0.294cm" svg:y="3.88cm" chart:style-name="ch8">
              <text:p>costo</text:p>
            </chart:title>
            <chart:grid chart:style-name="ch9" chart:class="major"/>
          </chart:axis>
          <chart:series chart:style-name="ch10" chart:values-cell-range-address="Hoja1.B2:Hoja1.BH2" chart:label-cell-address="Hoja1.A2:Hoja1.A2" chart:class="chart:scatter">
            <chart:domain table:cell-range-address="Hoja1.B1:Hoja1.BH1"/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T</text:p>
              </table:table-cell>
              <table:table-cell office:value-type="string">
                <text:p>Columna U</text:p>
              </table:table-cell>
              <table:table-cell office:value-type="string">
                <text:p>Columna V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Y</text:p>
              </table:table-cell>
              <table:table-cell office:value-type="string">
                <text:p>Columna Z</text:p>
              </table:table-cell>
              <table:table-cell office:value-type="string">
                <text:p>Columna AA</text:p>
              </table:table-cell>
              <table:table-cell office:value-type="string">
                <text:p>Columna AB</text:p>
              </table:table-cell>
              <table:table-cell office:value-type="string">
                <text:p>Columna AC</text:p>
              </table:table-cell>
              <table:table-cell office:value-type="string">
                <text:p>Columna AD</text:p>
              </table:table-cell>
              <table:table-cell office:value-type="string">
                <text:p>Columna AE</text:p>
              </table:table-cell>
              <table:table-cell office:value-type="string">
                <text:p>Columna AF</text:p>
              </table:table-cell>
              <table:table-cell office:value-type="string">
                <text:p>Columna AG</text:p>
              </table:table-cell>
              <table:table-cell office:value-type="string">
                <text:p>Columna AH</text:p>
              </table:table-cell>
              <table:table-cell office:value-type="string">
                <text:p>Columna AI</text:p>
              </table:table-cell>
              <table:table-cell office:value-type="string">
                <text:p>Columna AJ</text:p>
              </table:table-cell>
              <table:table-cell office:value-type="string">
                <text:p>Columna AK</text:p>
              </table:table-cell>
              <table:table-cell office:value-type="string">
                <text:p>Columna AL</text:p>
              </table:table-cell>
              <table:table-cell office:value-type="string">
                <text:p>Columna AM</text:p>
              </table:table-cell>
              <table:table-cell office:value-type="string">
                <text:p>Columna AN</text:p>
              </table:table-cell>
              <table:table-cell office:value-type="string">
                <text:p>Columna AO</text:p>
              </table:table-cell>
              <table:table-cell office:value-type="string">
                <text:p>Columna AP</text:p>
              </table:table-cell>
              <table:table-cell office:value-type="string">
                <text:p>Columna AQ</text:p>
              </table:table-cell>
              <table:table-cell office:value-type="string">
                <text:p>Columna AR</text:p>
              </table:table-cell>
              <table:table-cell office:value-type="string">
                <text:p>Columna AS</text:p>
              </table:table-cell>
              <table:table-cell office:value-type="string">
                <text:p>Columna AT</text:p>
              </table:table-cell>
              <table:table-cell office:value-type="string">
                <text:p>Columna AU</text:p>
              </table:table-cell>
              <table:table-cell office:value-type="string">
                <text:p>Columna AV</text:p>
              </table:table-cell>
              <table:table-cell office:value-type="string">
                <text:p>Columna AW</text:p>
              </table:table-cell>
              <table:table-cell office:value-type="string">
                <text:p>Columna AX</text:p>
              </table:table-cell>
              <table:table-cell office:value-type="string">
                <text:p>Columna AY</text:p>
              </table:table-cell>
              <table:table-cell office:value-type="string">
                <text:p>Columna AZ</text:p>
              </table:table-cell>
              <table:table-cell office:value-type="string">
                <text:p>Columna BA</text:p>
              </table:table-cell>
              <table:table-cell office:value-type="string">
                <text:p>Columna BB</text:p>
              </table:table-cell>
              <table:table-cell office:value-type="string">
                <text:p>Columna BC</text:p>
              </table:table-cell>
              <table:table-cell office:value-type="string">
                <text:p>Columna BD</text:p>
              </table:table-cell>
              <table:table-cell office:value-type="string">
                <text:p>Columna BE</text:p>
              </table:table-cell>
              <table:table-cell office:value-type="string">
                <text:p>Columna BF</text:p>
              </table:table-cell>
              <table:table-cell office:value-type="string">
                <text:p>Columna BG</text:p>
              </table:table-cell>
              <table:table-cell office:value-type="string">
                <text:p>Columna BH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5000">
                <text:p>5000</text:p>
              </table:table-cell>
              <table:table-cell office:value-type="float" office:value="10016">
                <text:p>10016</text:p>
              </table:table-cell>
              <table:table-cell office:value-type="float" office:value="15000">
                <text:p>15000</text:p>
              </table:table-cell>
              <table:table-cell office:value-type="float" office:value="20016">
                <text:p>20016</text:p>
              </table:table-cell>
              <table:table-cell office:value-type="float" office:value="25000">
                <text:p>25000</text:p>
              </table:table-cell>
              <table:table-cell office:value-type="float" office:value="30016">
                <text:p>30016</text:p>
              </table:table-cell>
              <table:table-cell office:value-type="float" office:value="35000">
                <text:p>35000</text:p>
              </table:table-cell>
              <table:table-cell office:value-type="float" office:value="40000">
                <text:p>40000</text:p>
              </table:table-cell>
              <table:table-cell office:value-type="float" office:value="45016">
                <text:p>45016</text:p>
              </table:table-cell>
              <table:table-cell office:value-type="float" office:value="50016">
                <text:p>50016</text:p>
              </table:table-cell>
              <table:table-cell office:value-type="float" office:value="55031">
                <text:p>55031</text:p>
              </table:table-cell>
              <table:table-cell office:value-type="float" office:value="60000">
                <text:p>60000</text:p>
              </table:table-cell>
              <table:table-cell office:value-type="float" office:value="65000">
                <text:p>65000</text:p>
              </table:table-cell>
              <table:table-cell office:value-type="float" office:value="70000">
                <text:p>70000</text:p>
              </table:table-cell>
              <table:table-cell office:value-type="float" office:value="75016">
                <text:p>75016</text:p>
              </table:table-cell>
              <table:table-cell office:value-type="float" office:value="80016">
                <text:p>80016</text:p>
              </table:table-cell>
              <table:table-cell office:value-type="float" office:value="85016">
                <text:p>85016</text:p>
              </table:table-cell>
              <table:table-cell office:value-type="float" office:value="90016">
                <text:p>90016</text:p>
              </table:table-cell>
              <table:table-cell office:value-type="float" office:value="95031">
                <text:p>95031</text:p>
              </table:table-cell>
              <table:table-cell office:value-type="float" office:value="100031">
                <text:p>100031</text:p>
              </table:table-cell>
              <table:table-cell office:value-type="float" office:value="105000">
                <text:p>105000</text:p>
              </table:table-cell>
              <table:table-cell office:value-type="float" office:value="110016">
                <text:p>110016</text:p>
              </table:table-cell>
              <table:table-cell office:value-type="float" office:value="115031">
                <text:p>115031</text:p>
              </table:table-cell>
              <table:table-cell office:value-type="float" office:value="120000">
                <text:p>120000</text:p>
              </table:table-cell>
              <table:table-cell office:value-type="float" office:value="125031">
                <text:p>125031</text:p>
              </table:table-cell>
              <table:table-cell office:value-type="float" office:value="130016">
                <text:p>130016</text:p>
              </table:table-cell>
              <table:table-cell office:value-type="float" office:value="135000">
                <text:p>135000</text:p>
              </table:table-cell>
              <table:table-cell office:value-type="float" office:value="140000">
                <text:p>140000</text:p>
              </table:table-cell>
              <table:table-cell office:value-type="float" office:value="145031">
                <text:p>145031</text:p>
              </table:table-cell>
              <table:table-cell office:value-type="float" office:value="150000">
                <text:p>150000</text:p>
              </table:table-cell>
              <table:table-cell office:value-type="float" office:value="155000">
                <text:p>155000</text:p>
              </table:table-cell>
              <table:table-cell office:value-type="float" office:value="160016">
                <text:p>160016</text:p>
              </table:table-cell>
              <table:table-cell office:value-type="float" office:value="165000">
                <text:p>165000</text:p>
              </table:table-cell>
              <table:table-cell office:value-type="float" office:value="170016">
                <text:p>170016</text:p>
              </table:table-cell>
              <table:table-cell office:value-type="float" office:value="175000">
                <text:p>175000</text:p>
              </table:table-cell>
              <table:table-cell office:value-type="float" office:value="180031">
                <text:p>180031</text:p>
              </table:table-cell>
              <table:table-cell office:value-type="float" office:value="185031">
                <text:p>185031</text:p>
              </table:table-cell>
              <table:table-cell office:value-type="float" office:value="190031">
                <text:p>190031</text:p>
              </table:table-cell>
              <table:table-cell office:value-type="float" office:value="195000">
                <text:p>195000</text:p>
              </table:table-cell>
              <table:table-cell office:value-type="float" office:value="200000">
                <text:p>200000</text:p>
              </table:table-cell>
              <table:table-cell office:value-type="float" office:value="205031">
                <text:p>205031</text:p>
              </table:table-cell>
              <table:table-cell office:value-type="float" office:value="210000">
                <text:p>210000</text:p>
              </table:table-cell>
              <table:table-cell office:value-type="float" office:value="215000">
                <text:p>215000</text:p>
              </table:table-cell>
              <table:table-cell office:value-type="float" office:value="220000">
                <text:p>220000</text:p>
              </table:table-cell>
              <table:table-cell office:value-type="float" office:value="225031">
                <text:p>225031</text:p>
              </table:table-cell>
              <table:table-cell office:value-type="float" office:value="230016">
                <text:p>230016</text:p>
              </table:table-cell>
              <table:table-cell office:value-type="float" office:value="235016">
                <text:p>235016</text:p>
              </table:table-cell>
              <table:table-cell office:value-type="float" office:value="240016">
                <text:p>240016</text:p>
              </table:table-cell>
              <table:table-cell office:value-type="float" office:value="245000">
                <text:p>245000</text:p>
              </table:table-cell>
              <table:table-cell office:value-type="float" office:value="250016">
                <text:p>250016</text:p>
              </table:table-cell>
              <table:table-cell office:value-type="float" office:value="255016">
                <text:p>255016</text:p>
              </table:table-cell>
              <table:table-cell office:value-type="float" office:value="260000">
                <text:p>260000</text:p>
              </table:table-cell>
              <table:table-cell office:value-type="float" office:value="265047">
                <text:p>265047</text:p>
              </table:table-cell>
              <table:table-cell office:value-type="float" office:value="270016">
                <text:p>270016</text:p>
              </table:table-cell>
              <table:table-cell office:value-type="float" office:value="275000">
                <text:p>275000</text:p>
              </table:table-cell>
              <table:table-cell office:value-type="float" office:value="280000">
                <text:p>280000</text:p>
              </table:table-cell>
              <table:table-cell office:value-type="float" office:value="285000">
                <text:p>285000</text:p>
              </table:table-cell>
              <table:table-cell office:value-type="float" office:value="290000">
                <text:p>290000</text:p>
              </table:table-cell>
              <table:table-cell office:value-type="float" office:value="295000">
                <text:p>295000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187136.801322209">
                <text:p>187136.801322209</text:p>
              </table:table-cell>
              <table:table-cell office:value-type="float" office:value="187136.801322209">
                <text:p>187136.801322209</text:p>
              </table:table-cell>
              <table:table-cell office:value-type="float" office:value="187136.801322209">
                <text:p>187136.801322209</text:p>
              </table:table-cell>
              <table:table-cell office:value-type="float" office:value="187016.714206033">
                <text:p>187016.714206033</text:p>
              </table:table-cell>
              <table:table-cell office:value-type="float" office:value="186791.649782418">
                <text:p>186791.649782418</text:p>
              </table:table-cell>
              <table:table-cell office:value-type="float" office:value="185163.989445735">
                <text:p>185163.989445735</text:p>
              </table:table-cell>
              <table:table-cell office:value-type="float" office:value="185131.378120604">
                <text:p>185131.378120604</text:p>
              </table:table-cell>
              <table:table-cell office:value-type="float" office:value="181939.158703965">
                <text:p>181939.158703965</text:p>
              </table:table-cell>
              <table:table-cell office:value-type="float" office:value="180831.033972592">
                <text:p>180831.033972592</text:p>
              </table:table-cell>
              <table:table-cell office:value-type="float" office:value="178883.78807638">
                <text:p>178883.78807638</text:p>
              </table:table-cell>
              <table:table-cell office:value-type="float" office:value="176284.685352647">
                <text:p>176284.685352647</text:p>
              </table:table-cell>
              <table:table-cell office:value-type="float" office:value="175576.961017709">
                <text:p>175576.961017709</text:p>
              </table:table-cell>
              <table:table-cell office:value-type="float" office:value="174891.927012774">
                <text:p>174891.927012774</text:p>
              </table:table-cell>
              <table:table-cell office:value-type="float" office:value="174891.927012774">
                <text:p>174891.927012774</text:p>
              </table:table-cell>
              <table:table-cell office:value-type="float" office:value="174891.927012774">
                <text:p>174891.927012774</text:p>
              </table:table-cell>
              <table:table-cell office:value-type="float" office:value="174891.927012774">
                <text:p>174891.927012774</text:p>
              </table:table-cell>
              <table:table-cell office:value-type="float" office:value="174891.927012774">
                <text:p>174891.927012774</text:p>
              </table:table-cell>
              <table:table-cell office:value-type="float" office:value="174891.927012774">
                <text:p>174891.927012774</text:p>
              </table:table-cell>
              <table:table-cell office:value-type="float" office:value="174891.927012774">
                <text:p>174891.927012774</text:p>
              </table:table-cell>
              <table:table-cell office:value-type="float" office:value="174891.927012774">
                <text:p>174891.927012774</text:p>
              </table:table-cell>
              <table:table-cell office:value-type="float" office:value="174151.472399962">
                <text:p>174151.472399962</text:p>
              </table:table-cell>
              <table:table-cell office:value-type="float" office:value="174151.472399962">
                <text:p>174151.472399962</text:p>
              </table:table-cell>
              <table:table-cell office:value-type="float" office:value="174151.472399962">
                <text:p>174151.472399962</text:p>
              </table:table-cell>
              <table:table-cell office:value-type="float" office:value="174151.472399962">
                <text:p>174151.472399962</text:p>
              </table:table-cell>
              <table:table-cell office:value-type="float" office:value="172931.87618626">
                <text:p>172931.87618626</text:p>
              </table:table-cell>
              <table:table-cell office:value-type="float" office:value="172849.324011836">
                <text:p>172849.324011836</text:p>
              </table:table-cell>
              <table:table-cell office:value-type="float" office:value="172736.701223461">
                <text:p>172736.701223461</text:p>
              </table:table-cell>
              <table:table-cell office:value-type="float" office:value="172736.701223461">
                <text:p>172736.701223461</text:p>
              </table:table-cell>
              <table:table-cell office:value-type="float" office:value="172408.854035683">
                <text:p>172408.854035683</text:p>
              </table:table-cell>
              <table:table-cell office:value-type="float" office:value="172401.24113541">
                <text:p>172401.24113541</text:p>
              </table:table-cell>
              <table:table-cell office:value-type="float" office:value="172401.24113541">
                <text:p>172401.24113541</text:p>
              </table:table-cell>
              <table:table-cell office:value-type="float" office:value="172401.24113541">
                <text:p>172401.24113541</text:p>
              </table:table-cell>
              <table:table-cell office:value-type="float" office:value="172401.24113541">
                <text:p>172401.24113541</text:p>
              </table:table-cell>
              <table:table-cell office:value-type="float" office:value="172401.24113541">
                <text:p>172401.24113541</text:p>
              </table:table-cell>
              <table:table-cell office:value-type="float" office:value="172401.24113541">
                <text:p>172401.24113541</text:p>
              </table:table-cell>
              <table:table-cell office:value-type="float" office:value="172401.24113541">
                <text:p>172401.24113541</text:p>
              </table:table-cell>
              <table:table-cell office:value-type="float" office:value="172401.24113541">
                <text:p>172401.24113541</text:p>
              </table:table-cell>
              <table:table-cell office:value-type="float" office:value="172401.24113541">
                <text:p>172401.24113541</text:p>
              </table:table-cell>
              <table:table-cell office:value-type="float" office:value="172401.24113541">
                <text:p>172401.24113541</text:p>
              </table:table-cell>
              <table:table-cell office:value-type="float" office:value="172401.24113541">
                <text:p>172401.24113541</text:p>
              </table:table-cell>
              <table:table-cell office:value-type="float" office:value="172216.042334222">
                <text:p>172216.042334222</text:p>
              </table:table-cell>
              <table:table-cell office:value-type="float" office:value="172216.042334222">
                <text:p>172216.042334222</text:p>
              </table:table-cell>
              <table:table-cell office:value-type="float" office:value="172216.042334222">
                <text:p>172216.042334222</text:p>
              </table:table-cell>
              <table:table-cell office:value-type="float" office:value="172216.042334222">
                <text:p>172216.042334222</text:p>
              </table:table-cell>
              <table:table-cell office:value-type="float" office:value="172216.042334222">
                <text:p>172216.042334222</text:p>
              </table:table-cell>
              <table:table-cell office:value-type="float" office:value="170828.722299595">
                <text:p>170828.722299595</text:p>
              </table:table-cell>
              <table:table-cell office:value-type="float" office:value="170793.721177938">
                <text:p>170793.721177938</text:p>
              </table:table-cell>
              <table:table-cell office:value-type="float" office:value="170182.93824763">
                <text:p>170182.93824763</text:p>
              </table:table-cell>
              <table:table-cell office:value-type="float" office:value="170182.93824763">
                <text:p>170182.93824763</text:p>
              </table:table-cell>
              <table:table-cell office:value-type="float" office:value="169717.055400199">
                <text:p>169717.055400199</text:p>
              </table:table-cell>
              <table:table-cell office:value-type="float" office:value="169451.826506651">
                <text:p>169451.826506651</text:p>
              </table:table-cell>
              <table:table-cell office:value-type="float" office:value="169451.826506651">
                <text:p>169451.826506651</text:p>
              </table:table-cell>
              <table:table-cell office:value-type="float" office:value="169451.826506651">
                <text:p>169451.826506651</text:p>
              </table:table-cell>
              <table:table-cell office:value-type="float" office:value="169451.826506651">
                <text:p>169451.826506651</text:p>
              </table:table-cell>
              <table:table-cell office:value-type="float" office:value="169299.739644893">
                <text:p>169299.739644893</text:p>
              </table:table-cell>
              <table:table-cell office:value-type="float" office:value="169193.765121966">
                <text:p>169193.765121966</text:p>
              </table:table-cell>
              <table:table-cell office:value-type="float" office:value="169193.765121966">
                <text:p>169193.765121966</text:p>
              </table:table-cell>
              <table:table-cell office:value-type="float" office:value="169193.765121966">
                <text:p>169193.765121966</text:p>
              </table:table-cell>
              <table:table-cell office:value-type="float" office:value="169193.765121966">
                <text:p>169193.7651219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